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GyreCursor" svg:font-family="TeXGyreCurso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291cm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9999ff" fo:font-size="14pt" style:font-size-asian="14pt" style:font-size-complex="14pt"/>
    </style:style>
    <style:style style:name="P5" style:family="paragraph" style:parent-style-name="Standard">
      <style:text-properties fo:color="#9999ff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9999ff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ff"/>
    </style:style>
    <style:style style:name="P8" style:family="paragraph" style:parent-style-name="Standard">
      <style:text-properties fo:color="#9999ff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9999ff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9999ff" fo:font-size="14pt" style:font-size-asian="14pt" style:font-size-complex="14pt"/>
    </style:style>
    <style:style style:name="P11" style:family="paragraph" style:parent-style-name="Standard">
      <style:text-properties fo:font-size="18pt" style:font-size-asian="18pt" style:font-size-complex="18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291cm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c5000b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7e0021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1" style:family="paragraph" style:parent-style-name="Standard" style:list-style-name="L1">
      <style:paragraph-properties fo:margin-left="0.45cm" fo:margin-right="0cm" fo:text-indent="-0.635cm" style:auto-text-indent="false">
        <style:tab-stops/>
      </style:paragraph-properties>
    </style:style>
    <style:style style:name="P22" style:family="paragraph" style:parent-style-name="Standard" style:list-style-name="L1">
      <style:paragraph-properties fo:margin-left="0.45cm" fo:margin-right="0cm" fo:text-indent="-0.635cm" style:auto-text-indent="false">
        <style:tab-stops/>
      </style:paragraph-properties>
      <style:text-properties fo:color="#9999ff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paragraph-properties fo:margin-left="0.45cm" fo:margin-right="0cm" fo:text-indent="-0.635cm" style:auto-text-indent="false">
        <style:tab-stops/>
      </style:paragraph-properties>
      <style:text-properties fo:color="#0084d1"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 style:list-style-name="L1">
      <style:paragraph-properties fo:margin-left="0.45cm" fo:margin-right="0cm" fo:text-indent="-0.635cm" style:auto-text-indent="false">
        <style:tab-stops/>
      </style:paragraph-properties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84d1"/>
    </style:style>
    <style:style style:name="T7" style:family="text">
      <style:text-properties fo:color="#0084d1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84d1" fo:font-weight="bold" style:font-weight-asian="bold" style:font-weight-complex="bold"/>
    </style:style>
    <style:style style:name="T9" style:family="text">
      <style:text-properties fo:color="#9999ff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9999ff" fo:font-weight="bold" style:font-weight-asian="bold" style:font-weight-complex="bold"/>
    </style:style>
    <style:style style:name="T11" style:family="text">
      <style:text-properties fo:color="#0000ff"/>
    </style:style>
    <style:style style:name="T12" style:family="text">
      <style:text-properties fo:color="#0000ff" style:font-name="Liberation Serif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800080" style:font-name="TeXGyreCursor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style:font-name="TeXGyreCursor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c5000b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9"/>
      <text:p text:style-name="P19">PROJET <text:s/>ALGORITHMIQUE</text:p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Problème de mise en page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Réalisé par : </text:p>
      <text:p text:style-name="P11">Jérôme Tonnellier</text:p>
      <text:p text:style-name="P11">Meryam Jamal</text:p>
      <text:p text:style-name="Standard"><text:soft-page-break/><text:span text:style-name="T13"/></text:p>
      <text:p text:style-name="Standard"><text:span text:style-name="T13">Sommaire :</text:span></text:p>
      <text:p text:style-name="Standard"/>
      <text:p text:style-name="Standard"/>
      <text:p text:style-name="Standard"/>
      <text:p text:style-name="Standard"><text:span text:style-name="T12">Chapitre I - Choix du langage et des algorithmes</text:span><text:span text:style-name="T11"> </text:span></text:p>
      <text:p text:style-name="Standard"/>
      <text:list xml:id="list11315285571" text:style-name="L1">
        <text:list-item>
          <text:list>
            <text:list-header>
              <text:p text:style-name="P21"><text:span text:style-name="T7">I.1 : Langage utilisé :</text:span></text:p>
            </text:list-header>
          </text:list>
        </text:list-item>
      </text:list>
      <text:p text:style-name="P2"><text:tab/><text:span text:style-name="T7">I.2 : Algorithmes utilisés :</text:span><text:tab/><text:tab/></text:p>
      <text:p text:style-name="P4"><text:span text:style-name="T1"><text:s text:c="6"/>I.2.a : <text:s/>Glouton :</text:span> </text:p>
      <text:p text:style-name="P1"><text:s text:c="2"/></text:p>
      <text:p text:style-name="P1"><text:span text:style-name="T10"><text:s text:c="6"/>I.2.b : Diviser pour régner :</text:span> <text:s text:c="2"/></text:p>
      <text:p text:style-name="P1"/>
      <text:p text:style-name="Standard"><text:span text:style-name="T9"><text:s text:c="6"/>I.2.c : Programmation dynamique (top-down)</text:span></text:p>
      <text:p text:style-name="P1"/>
      <text:p text:style-name="Standard"><text:span text:style-name="T12">Chapitre II - Implémentation </text:span></text:p>
      <text:p text:style-name="P1"/>
      <text:list xml:id="list541313277" text:continue-numbering="true" text:style-name="L1">
        <text:list-item>
          <text:list>
            <text:list-header>
              <text:p text:style-name="P21"><text:tab/><text:span text:style-name="T7">II.1 : Arborescence du projet</text:span><text:span text:style-name="T4"><text:tab/> <text:s text:c="6"/></text:span></text:p>
            </text:list-header>
          </text:list>
        </text:list-item>
      </text:list>
      <text:p text:style-name="P1"/>
      <text:list xml:id="list1773827183" text:continue-numbering="true" text:style-name="L1">
        <text:list-item>
          <text:list>
            <text:list-header>
              <text:p text:style-name="P21"><text:tab/><text:span text:style-name="T7">II.2 : Contenu des différents fichiers (fonctions et structures) </text:span></text:p>
            </text:list-header>
          </text:list>
        </text:list-item>
      </text:list>
      <text:p text:style-name="P1"/>
      <text:list xml:id="list1008167302" text:continue-numbering="true" text:style-name="L1">
        <text:list-item>
          <text:list>
            <text:list-header>
              <text:p text:style-name="P21"><text:tab/><text:span text:style-name="T7">II.3 : Compilation et exécution </text:span></text:p>
            </text:list-header>
          </text:list>
        </text:list-item>
      </text:list>
      <text:p text:style-name="P1"/>
      <text:list xml:id="list688479322" text:continue-numbering="true" text:style-name="L1">
        <text:list-item>
          <text:list>
            <text:list-header>
              <text:p text:style-name="P21"><text:tab/><text:span text:style-name="T7">II.4 : Guide d'utilisation du programme</text:span></text:p>
            </text:list-header>
          </text:list>
        </text:list-item>
      </text:list>
      <text:p text:style-name="P1"/>
      <text:list xml:id="list399775721" text:continue-numbering="true" text:style-name="L1">
        <text:list-item>
          <text:list>
            <text:list-header>
              <text:p text:style-name="P21"><text:tab/><text:span text:style-name="T7">II.5 : Analyse des algorithmes implémentés </text:span></text:p>
              <text:p text:style-name="P22"/>
              <text:p text:style-name="P24"><text:span text:style-name="T8"><text:tab/>II.6 : Problèmes rencontrés</text:span><text:span text:style-name="T4"> <text:s text:c="6"/></text:span></text:p>
            </text:list-header>
          </text:list>
        </text:list-item>
      </text:list>
      <text:p text:style-name="P1"/>
      <text:p text:style-name="Standard"><text:span text:style-name="T12">Chapitre III - Tests</text:span></text:p>
      <text:list xml:id="list181086213" text:continue-numbering="true" text:style-name="L1">
        <text:list-item>
          <text:list>
            <text:list-header>
              <text:p text:style-name="P21"><text:tab/><text:span text:style-name="T9">III.1 : Matériel utilisé</text:span> </text:p>
              <text:p text:style-name="P21"><text:tab/><text:span text:style-name="T9">III.2 : Données utilisées</text:span> </text:p>
              <text:p text:style-name="P21"><text:tab/><text:span text:style-name="T9">III.3 : Résultats (graphiques) </text:span></text:p>
            </text:list-header>
          </text:list>
        </text:list-item>
      </text:list>
      <text:p text:style-name="P1"><text:tab/></text:p>
      <text:p text:style-name="Standard"><text:span text:style-name="T12">Chapitre IV - Conclusion</text:span> 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<text:soft-page-break/></text:p>
      <text:p text:style-name="P7"><text:span text:style-name="T3">Chapitre I - Choix du langage et des algorithmes</text:span> </text:p>
      <text:p text:style-name="Standard"/>
      <text:p text:style-name="Standard"/>
      <text:list xml:id="list351712110" text:continue-numbering="true" text:style-name="L1">
        <text:list-item>
          <text:list>
            <text:list-header>
              <text:p text:style-name="P21"><text:span text:style-name="T7">I.1 : Langage utilisé :</text:span><text:span text:style-name="T2">(</text:span>+argumentation) //TODO</text:p>
            </text:list-header>
          </text:list>
        </text:list-item>
      </text:list>
      <text:p text:style-name="Standard"><text:tab/><text:tab/><text:span text:style-name="T4">efficacité pour espace mémoire //TODO</text:span></text:p>
      <text:p text:style-name="P1"><text:tab/><text:tab/>efficacite au niveau de l'éxécution //TODO</text:p>
      <text:p text:style-name="P1"><text:tab/><text:tab/>pratique pour les ouvertures de fichiers //TODO</text:p>
      <text:p text:style-name="P1"><text:tab/><text:tab/>ensemble de bibliothèque complet //TODO</text:p>
      <text:p text:style-name="P1"><text:tab/></text:p>
      <text:p text:style-name="P2"><text:tab/><text:span text:style-name="T7">I.2 : Algorithmes utilisés :</text:span><text:span text:style-name="T6"> </text:span>//TODO</text:p>
      <text:p text:style-name="P1"><text:tab/><text:tab/></text:p>
      <text:p text:style-name="P4"><text:span text:style-name="T1"><text:s text:c="6"/>I.2.a : <text:s/>Glouton :</text:span> </text:p>
      <text:p text:style-name="P1"/>
      <text:p text:style-name="P1"><text:s text:c="5"/>-Consiste a mettre le plus de caractère possible dans chaque ligne.</text:p>
      <text:p text:style-name="P1"><text:s text:c="5"/>-Insertion des mots un à un jusqu'à arriver au <text:s/>dernier mot .</text:p>
      <text:p text:style-name="P1"><text:s text:c="5"/>-L'algorithme prend fin si on arrive a la fin du fichier ou si il existe dans la liste <text:s text:c="11"/>des mots ,un mot supérieur au nombres de caractères de la ligne. </text:p>
      <text:p text:style-name="P1"/>
      <text:p text:style-name="P5"><text:s text:c="6"/>I.2.b : Diviser pour régner :</text:p>
      <text:p text:style-name="P5"/>
      <text:p text:style-name="P1"><text:s text:c="6"/>-On divise la séquence de n mots à afficher sur la ligne en deux ,sous-séquences de n/2 éléments.</text:p>
      <text:p text:style-name="P1"><text:s text:c="6"/>-On ajoute les mots des sous-séquences dans une liste à l'aide de l'appel récursif.</text:p>
      <text:p text:style-name="P1"><text:s text:c="6"/>-On affiche les mots des sous-séquences inférieure ou égale au nombre de caractère par ligne.</text:p>
      <text:p text:style-name="P1"/>
      <text:p text:style-name="Standard"><text:span text:style-name="T9"><text:s text:c="6"/>I.2.c : Programmation dynamique (top-down)</text:span>//TODO</text:p>
      <text:p text:style-name="P1"/>
      <text:p text:style-name="Standard"><text:span text:style-name="T12">Chapitre II - Implémentation </text:span>//TODO</text:p>
      <text:p text:style-name="P1"/>
      <text:list xml:id="list1596664067" text:continue-numbering="true" text:style-name="L1">
        <text:list-item>
          <text:list>
            <text:list-header>
              <text:p text:style-name="P21"><text:tab/><text:span text:style-name="T7">II.1 : Arborescence du projet</text:span></text:p>
            </text:list-header>
          </text:list>
        </text:list-item>
      </text:list>
      <text:p text:style-name="P1"><text:tab/><text:tab/><text:tab/><text:tab/><text:tab/></text:p>
      <text:p text:style-name="P1"><text:s text:c="4"/>-Makefile <text:s/>: pour compilation/exécution fichier </text:p>
      <text:p text:style-name="P1"><text:s text:c="4"/>-Glouton.c : implémentation de l'algorithme <text:span text:style-name="T1">Glouton</text:span></text:p>
      <text:p text:style-name="P1"><text:s text:c="4"/>-Diviser.c : implémentation de l'algorithme <text:span text:style-name="T1">Diviser pour régner</text:span></text:p>
      <text:p text:style-name="P1"><text:s text:c="4"/>-Prog_dyn.c: implémentation de l'algorithme <text:span text:style-name="T1">Programmation dynamique </text:span></text:p>
      <text:p text:style-name="P3"><text:s text:c="26"/>Top-Down <text:tab/> <text:s/></text:p>
      <text:p text:style-name="P1">autres fichiers:</text:p>
      <text:p text:style-name="P1"><text:s text:c="4"/>-Liste_solution.c<text:tab/> <text:s text:c="6"/></text:p>
      <text:p text:style-name="P1"><text:s text:c="4"/>-Liste_mots.c</text:p>
      <text:p text:style-name="P1"><text:s text:c="4"/>-Affichage.c</text:p>
      <text:p text:style-name="P1"><text:s text:c="4"/>-Creer_fichier.c</text:p>
      <text:p text:style-name="P1"><text:tab/> <text:s text:c="6"/></text:p>
      <text:p text:style-name="P1"/>
      <text:p text:style-name="P1"/>
      <text:list xml:id="list2044462354" text:continue-numbering="true" text:style-name="L1">
        <text:list-item>
          <text:list>
            <text:list-header>
              <text:p text:style-name="P21"><text:soft-page-break/><text:tab/><text:span text:style-name="T7">II.2 : Contenu des différents fichiers (fonctions et structures) </text:span></text:p>
            </text:list-header>
          </text:list>
        </text:list-item>
      </text:list>
      <text:p text:style-name="P5"><text:s/>Présentation générale :</text:p>
      <text:p text:style-name="P5"/>
      <text:p text:style-name="P1"><text:s/>-Fichiers utiliser pour implémenter des algorithmes.</text:p>
      <text:p text:style-name="P1"><text:s/><text:tab/><text:tab/> </text:p>
      <text:p text:style-name="P6">II.2.a : Affichage (affichage.c) :</text:p>
      <text:p text:style-name="P6"/>
      <text:p text:style-name="P6"/>
      <text:p text:style-name="P1"><text:s text:c="2"/>-Fonction qui gère l'alignement des mots de chaque ligne et la mise en page ,</text:p>
      <text:p text:style-name="P1"><text:s text:c="6"/>avec l'option qui permet de choisir le caractère de fin de ligne (espace ,*,...) </text:p>
      <text:p text:style-name="P1"/>
      <text:p text:style-name="P1"/>
      <text:p text:style-name="P6">II.2.c : Structure de stockage et fonctions pour les mots d'un fichier (liste_mots.c) </text:p>
      <text:p text:style-name="P6"/>
      <text:p text:style-name="P1"/>
      <text:p text:style-name="P12"><text:span text:style-name="T9">II.2.d : Structure de stokage et fonctions pour représenter une solution de mise en page (liste_sol.c)</text:span></text:p>
      <text:p text:style-name="P1"><text:tab/><text:tab/></text:p>
      <text:p text:style-name="P1">-Fonction qui stock dans une liste , la liste des mots traités voici la liste des fonctions utilisés.</text:p>
      <text:p text:style-name="P1"/>
      <text:p text:style-name="Standard"><text:span text:style-name="T14">-struct liste_sol * alloue_element(struct liste_sol * ls, int i, int j): </text:span><text:span text:style-name="T4">alloue de la memoire pour un seul element de la liste <text:s/></text:span></text:p>
      <text:p text:style-name="Standard"><text:span text:style-name="T14"/></text:p>
      <text:p text:style-name="Standard"><text:span text:style-name="T14">-struct liste_sol * ajoute_element(struct liste_sol ls, int i, int j) <text:s/>:</text:span> <text:span text:style-name="T4">ajoute un couple d'indice i,j a la fin de la liste, renvoie son dernier élément de</text:span> <text:span text:style-name="T4">la liste crée. </text:span></text:p>
      <text:p text:style-name="P1"><text:tab/> <text:s text:c="7"/></text:p>
      <text:p text:style-name="Standard"><text:span text:style-name="T14">-void affiche_sol(struct liste_sol * ls):</text:span> <text:span text:style-name="T4">affiche les elements de la liste.</text:span></text:p>
      <text:p text:style-name="P1"/>
      <text:p text:style-name="P12"><text:span text:style-name="T9">II.2.b : Algorithme glouton : </text:span></text:p>
      <text:p text:style-name="P12"><text:span text:style-name="T4"><text:s text:c="3"/></text:span></text:p>
      <text:p text:style-name="P12"><text:s text:c="5"/><text:span text:style-name="T14">struct liste_sol * glouton (struct liste_mots * lm, int m): </text:span></text:p>
      <text:p text:style-name="P1"><text:span text:style-name="T1">-Argument :</text:span></text:p>
      <text:p text:style-name="P1"><text:s text:c="14"/>"lm": une liste des mots <text:s/></text:p>
      <text:p text:style-name="P1"><text:s text:c="15"/>"m": la taille de caractére a inserer par ligne</text:p>
      <text:p text:style-name="Standard"><text:tab/><text:tab/> <text:s text:c="2"/></text:p>
      <text:p text:style-name="Standard"><text:span text:style-name="T5">-Valeur renvoyer : </text:span>liste de mots qui sera traiter par affiche_mots pour l'affichage des mots. </text:p>
      <text:p text:style-name="Standard"><text:span text:style-name="T4"><text:tab/><text:tab/><text:tab/></text:span></text:p>
      <text:p text:style-name="Standard"><text:span text:style-name="T5">-Procedure de l'algorithme :</text:span></text:p>
      <text:p text:style-name="P3"/>
      <text:p text:style-name="P1">on suppose le fichier contient un nombre de caractère égale à taille</text:p>
      <text:p text:style-name="P1"/>
      <text:p text:style-name="P1"><text:soft-page-break/>Si |la longueur des mots de la liste | &lt; m (nombre de caractère désiré par ligne plus les espaces sauf le premier mot) <text:s/></text:p>
      <text:p text:style-name="P1"><text:s text:c="5"/>alors on affiche les caractère et on quitte la fonction </text:p>
      <text:p text:style-name="P1"><text:tab/><text:tab/><text:tab/> <text:s text:c="4"/></text:p>
      <text:p text:style-name="P1"><text:tab/>Sinon</text:p>
      <text:p text:style-name="P1"><text:tab/><text:tab/>soient</text:p>
      <text:p text:style-name="P1"><text:tab/><text:tab/> <text:s text:c="5"/>somme : une variable qui contient la somme des longueur de mots inférieur à m <text:s/>,</text:p>
      <text:p text:style-name="P1"><text:tab/><text:tab/> <text:s text:c="4"/>espace: contient nombre d'espace à insérer entre les mots</text:p>
      <text:p text:style-name="P1"><text:s/>tels que : <text:s text:c="3"/>espace=(deb :indice du dernier mot de somme)-(fin :indice du premier mot de somme) <text:s text:c="4"/></text:p>
      <text:p text:style-name="P1"><text:tab/><text:tab/> Si somme+espace &lt;= m</text:p>
      <text:p text:style-name="P1"><text:tab/><text:tab/> <text:s text:c="6"/>affiche listes des mots de deb à fin </text:p>
      <text:p text:style-name="P1"><text:tab/><text:tab/> <text:s text:c="6"/>et deb= fin ++ ( prend le suivant de liste )</text:p>
      <text:p text:style-name="P1"><text:tab/><text:tab/><text:tab/><text:tab/> </text:p>
      <text:p text:style-name="P1"><text:s text:c="2"/>L'opération se répète tant que on ne rencontre pas un mots dont la longueur supérieur à m et qu'on n'a pas atteint la fin du fichier. <text:s text:c="3"/></text:p>
      <text:p text:style-name="P1"><text:s text:c="3"/><text:tab/> </text:p>
      <text:p text:style-name="P1"/>
      <text:p text:style-name="P1"/>
      <text:p text:style-name="P12"><text:span text:style-name="T9">II.2.e : Algorithme diviser pour régner </text:span></text:p>
      <text:p text:style-name="P12"><text:span text:style-name="T9"/></text:p>
      <text:p text:style-name="P12"><text:tab/><text:span text:style-name="T14"><text:tab/> <text:s text:c="4"/>struct liste_sol * diviser_pour_regner(struct liste_mots *lm, struct liste_sol * ls,int deb,int fin, int m)</text:span></text:p>
      <text:p text:style-name="P12"><text:span text:style-name="T15">-Argument</text:span></text:p>
      <text:p text:style-name="Standard"><text:span text:style-name="T14"><text:s text:c="5"/></text:span><text:span text:style-name="T15"><text:s text:c="2"/>"lm" : un</text:span><text:span text:style-name="T4">e liste des mots <text:s/></text:span></text:p>
      <text:p text:style-name="P1"><text:tab/> <text:s text:c="11"/>"ls" : <text:s text:c="3"/>la taille de caractère à insérer par ligne</text:p>
      <text:p text:style-name="P1"><text:tab/> <text:s text:c="8"/>"deb" : <text:s text:c="3"/>l'indice du premier mots de la liste</text:p>
      <text:p text:style-name="P1"><text:tab/> <text:s text:c="8"/>"fin" <text:s/>: <text:s text:c="3"/>l'indice du dernier mots de la liste</text:p>
      <text:p text:style-name="P1"><text:tab/> <text:s text:c="9"/>"m" <text:s/>: <text:s text:c="3"/>la taille de caractère à insérer par ligne</text:p>
      <text:p text:style-name="P1"><text:tab/><text:tab/><text:tab/> -renvoie la liste de mots à affichés.</text:p>
      <text:p text:style-name="P1"><text:span text:style-name="T1">-Valeur renvoyer : </text:span>liste de mots qui sera traiter par affiche_mots pour l'affichage des mots. </text:p>
      <text:p text:style-name="P1"/>
      <text:p text:style-name="P1"/>
      <text:p text:style-name="P12"><text:span text:style-name="T9">II.2.f : Algorithme de programmation dynamique</text:span> //TODO</text:p>
      <text:p text:style-name="P1"/>
      <text:list xml:id="list1074026429" text:continue-numbering="true" text:style-name="L1">
        <text:list-item>
          <text:list>
            <text:list-header>
              <text:p text:style-name="P21"><text:tab/><text:span text:style-name="T7">II.3 : Compilation et exécution </text:span>//TODO</text:p>
            </text:list-header>
          </text:list>
        </text:list-item>
      </text:list>
      <text:p text:style-name="P1"/>
      <text:list xml:id="list1684027783" text:continue-numbering="true" text:style-name="L1">
        <text:list-item>
          <text:list>
            <text:list-header>
              <text:p text:style-name="P21"><text:tab/><text:span text:style-name="T7">II.4 : Guide d'utilisation du programme</text:span>//TODO</text:p>
            </text:list-header>
          </text:list>
        </text:list-item>
      </text:list>
      <text:p text:style-name="P1"/>
      <text:list xml:id="list171916655" text:continue-numbering="true" text:style-name="L1">
        <text:list-item>
          <text:list>
            <text:list-header>
              <text:p text:style-name="P21"><text:tab/><text:span text:style-name="T7">II.5 : Analyse des algorithmes implémentés </text:span>//TODO</text:p>
              <text:p text:style-name="P21"><text:span text:style-name="T9">II.3.a : Analyse de la complexité en temps</text:span> //TODO</text:p>
              <text:p text:style-name="P21"><text:span text:style-name="T9">II.3.b : Analyse de la complexité en mémoire</text:span> //TODO</text:p>
              <text:p text:style-name="P21"/>
              <text:p text:style-name="P21"><text:soft-page-break/><text:span text:style-name="T9">II.3.C : Analyse de l'efficacité de la mise en page //TODO</text:span></text:p>
              <text:p text:style-name="P22"/>
              <text:p text:style-name="P23"><text:tab/>II.6 : Problèmes rencontrés</text:p>
            </text:list-header>
          </text:list>
        </text:list-item>
      </text:list>
      <text:p text:style-name="P1"><text:span text:style-name="T1">* Diviser pour régner: <text:s/></text:span></text:p>
      <text:p text:style-name="P3"><text:s/><text:tab/><text:tab/>-problème rencontrer au niveau des récursion qui me provoqué des boucle infinie </text:p>
      <text:p text:style-name="P1"><text:span text:style-name="T1"><text:tab/> <text:s text:c="7"/>- affichage des mots en désordre .<text:tab/></text:span> <text:s text:c="7"/></text:p>
      <text:p text:style-name="P1"/>
      <text:p text:style-name="P1"/>
      <text:p text:style-name="P1"/>
      <text:p text:style-name="P1"/>
      <text:p text:style-name="P1"/>
      <text:p text:style-name="Standard"><text:span text:style-name="T12">Chapitre III - Tests</text:span> //TODO</text:p>
      <text:p text:style-name="P1"/>
      <text:list xml:id="list1452908774" text:continue-numbering="true" text:style-name="L1">
        <text:list-item>
          <text:list>
            <text:list-header>
              <text:p text:style-name="P21"><text:tab/><text:span text:style-name="T9">III.1 : Matériel utilisé</text:span> //TODO</text:p>
              <text:p text:style-name="P21"><text:tab/><text:span text:style-name="T9">III.2 : Données utilisées</text:span> //TODO</text:p>
              <text:p text:style-name="P21"><text:tab/><text:span text:style-name="T9">III.3 : Résultats (graphiques) </text:span>//TODO</text:p>
            </text:list-header>
          </text:list>
        </text:list-item>
      </text:list>
      <text:p text:style-name="P1"><text:tab/></text:p>
      <text:p text:style-name="Standard"><text:span text:style-name="T12">Chapitre IV - Conclusion</text:span> </text:p>
      <text:p text:style-name="P1"/>
      <text:p text:style-name="P17"><text:tab/><text:span text:style-name="T16">IV.1 : Glouton : </text:span></text:p>
      <text:p text:style-name="P17"><text:span text:style-name="T16"/></text:p>
      <text:p text:style-name="P16">Malgré que la complexité soit linaire mais l'algorithme n'est pas optimale(nombre d'espace n'est pas optimale à la fin de la ligne) .</text:p>
      <text:p text:style-name="P16"/>
      <text:p text:style-name="P16"><text:tab/>IV.2 : Diviser pour régner :</text:p>
      <text:p text:style-name="P16"/>
      <text:p text:style-name="P16">Malgré que la complexité soit linaire mais l'algorithme n'est pas optimale(nombre d'espace n'est pas optimale à la fin de la ligne) .</text:p>
      <text:p text:style-name="P16"/>
      <text:p text:style-name="P16"><text:tab/>IV.3 : Programmation dynamique //TODO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eXGyreCursor" svg:font-family="TeXGyreCurso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color="#0084d1" fo:font-size="16pt" fo:font-weight="bold" style:font-size-asian="14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2cm" fo:margin-left="1.799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AL MERYAM</meta:initial-creator>
    <meta:creation-date>2013-11-29T16:22:42</meta:creation-date>
    <dc:date>2013-11-29T17:41:26</dc:date>
    <dc:creator>JAMAL MERYAM</dc:creator>
    <meta:editing-duration>PT28M47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6" meta:paragraph-count="130" meta:word-count="912" meta:character-count="5982" meta:non-whitespace-character-count="4671"/>
  </office:meta>
</office:document-meta>
</file>